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A000000DB6614398DBEBC8BAD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76042" draw:fill="solid" draw:fill-color="#f17c0b" draw:textarea-horizontal-align="justify" draw:textarea-vertical-align="middle" draw:auto-grow-height="false" fo:min-height="2.001cm" fo:min-width="10.3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476042" draw:fill="solid" draw:fill-color="#6a9662" draw:textarea-horizontal-align="justify" draw:textarea-vertical-align="middle" draw:auto-grow-height="false" fo:min-height="0.714cm" fo:min-width="0.542cm"/>
    </style:style>
    <style:style style:name="gr4" style:family="graphic" style:parent-style-name="standard">
      <style:graphic-properties svg:stroke-color="#476042" draw:fill="solid" draw:fill-color="#6a9662" draw:textarea-horizontal-align="justify" draw:textarea-vertical-align="middle" draw:auto-grow-height="false" fo:min-height="0.85cm" fo:min-width="1.584cm"/>
    </style:style>
    <style:style style:name="gr5" style:family="graphic" style:parent-style-name="standard">
      <style:graphic-properties draw:stroke="none" svg:stroke-color="#000000" draw:fill="none" draw:fill-color="#ffffff" fo:min-height="0.98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17c0b"/>
      <style:paragraph-properties fo:text-align="center"/>
      <style:text-properties fo:font-size="24pt" style:font-size-asian="18pt" style:font-size-complex="18pt"/>
    </style:style>
    <style:style style:name="P3" style:family="paragraph">
      <loext:graphic-properties draw:fill="solid" draw:fill-color="#6a9662"/>
      <style:paragraph-properties fo:text-align="center"/>
    </style:style>
    <style:style style:name="P4" style:family="paragraph">
      <loext:graphic-properties draw:fill="solid" draw:fill-color="#f17c0b"/>
      <style:paragraph-properties fo:text-align="center"/>
    </style:style>
    <style:style style:name="P5" style:family="paragraph"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6cm" svg:height="3cm" svg:x="4cm" svg:y="9.024cm">
          <text:p text:style-name="P1"><text:span text:style-name="T1">Dense layers</text:span><text:span text:style-name="T1"><text:line-break/></text:span><text:span text:style-name="T2">(fully connected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1" draw:layer="layout" svg:width="4cm" svg:height="3.5cm" svg:x="7.8cm" svg:y="23.8cm">
          <draw:image xlink:href="Pictures/10000000000000FA000000DB6614398DBEBC8BAD.jpg" xlink:type="simple" xlink:show="embed" xlink:actuate="onLoad">
            <text:p/>
          </draw:image>
        </draw:frame>
        <draw:custom-shape draw:style-name="gr3" draw:text-style-name="P3" draw:layer="layout" svg:width="2.084cm" svg:height="1.1cm" svg:x="8.758cm" svg:y="22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2.084cm" svg:height="1.1cm" svg:x="8.758cm" svg:y="7.512cm">
          <text:p/>
          <draw:enhanced-geometry svg:viewBox="0 0 21600 21600" draw:text-areas="?f0 ?f7 ?f2 21600" draw:mirror-vertical="false" draw:mirror-horizont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2.084cm" svg:height="1.1cm" svg:x="8.758cm" svg:y="12.43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2.084cm" svg:height="1.1cm" svg:x="8.758cm" svg:y="17.3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4" draw:layer="layout" svg:width="11.6cm" svg:height="3cm" svg:x="4cm" svg:y="13.949cm">
          <text:p text:style-name="P1"><text:span text:style-name="T2">Pooling lay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11.6cm" svg:height="3cm" svg:x="4cm" svg:y="18.874cm">
          <text:p text:style-name="P1"><text:span text:style-name="T2">Convolutional lay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6" draw:layer="layout" svg:width="9.3cm" svg:height="1.239cm" svg:x="5.1cm" svg:y="5.861cm">
          <draw:text-box>
            <text:p text:style-name="P5"><text:span text:style-name="T2">Classification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3:14:25.508540349</meta:creation-date>
    <dc:date>2018-06-01T13:39:45.892916098</dc:date>
    <meta:editing-duration>PT15M20S</meta:editing-duration>
    <meta:editing-cycles>1</meta:editing-cycles>
    <meta:document-statistic meta:object-count="9"/>
    <meta:generator>LibreOffice/6.0.2.1$Linux_X86_64 LibreOffice_project/00m0$Build-1</meta:generator>
  </office:meta>
</office:document-meta>
</file>